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25-01-18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24-01-0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23-01-04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22-01-04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21-01-0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20-01-0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9-01-04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8-01-03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7-01-04 17:48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6-01-03 15:52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5-01-04 15:28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4-01-04 14:5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3-01-04 18:05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3-01-04 15:2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2-01-04 22:04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1-01-05 17:26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10-01-03 22:5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09-01-06 14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26102003601</text:p>
          </table:table-cell>
          <table:table-cell office:value-type="string" calcext:value-type="string">
            <text:p>2008-01-05 17:59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